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4H30M45.505051S" calcext:value-type="time">
            <text:p>914:3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3H58M16.09S" calcext:value-type="time">
            <text:p>03:58</text:p>
          </table:table-cell>
          <table:table-cell table:style-name="ce3"/>
          <table:table-cell office:value-type="string" calcext:value-type="string">
            <text:p>Audio file organization, music volume normalization, render bloom &amp; emiss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3H58M16.09S" calcext:value-type="time">
            <text:p>03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7:40:12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3T13:59:44.527000000</dc:date>
    <meta:editing-duration>P39DT23H21M21S</meta:editing-duration>
    <meta:editing-cycles>1066</meta:editing-cycles>
    <meta:generator>LibreOffice/7.2.6.2$Windows_X86_64 LibreOffice_project/b0ec3a565991f7569a5a7f5d24fed7f52653d754</meta:generator>
    <meta:document-statistic meta:table-count="2" meta:cell-count="1368" meta:object-count="0"/>
  </office:meta>
</office:document-meta>
</file>